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2 年 9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94121" calcext:value-type="float">
            <text:p><text:s text:c="3"/>94,121</text:p>
          </table:table-cell>
          <table:table-cell table:style-name="ce25" office:value-type="float" office:value="9457" calcext:value-type="float">
            <text:p><text:s text:c="3"/>9,457</text:p>
          </table:table-cell>
          <table:table-cell table:style-name="ce25" office:value-type="float" office:value="7534" calcext:value-type="float">
            <text:p><text:s text:c="3"/>7,534</text:p>
          </table:table-cell>
          <table:table-cell table:style-name="ce25" office:value-type="float" office:value="7654" calcext:value-type="float">
            <text:p><text:s text:c="3"/>7,654</text:p>
          </table:table-cell>
          <table:table-cell table:style-name="ce25" office:value-type="float" office:value="3427" calcext:value-type="float">
            <text:p><text:s text:c="3"/>3,427</text:p>
          </table:table-cell>
          <table:table-cell table:style-name="ce25" office:value-type="float" office:value="2927" calcext:value-type="float">
            <text:p><text:s text:c="3"/>2,927</text:p>
          </table:table-cell>
          <table:table-cell table:style-name="ce25" office:value-type="float" office:value="1713" calcext:value-type="float">
            <text:p><text:s text:c="3"/>1,713</text:p>
          </table:table-cell>
          <table:table-cell table:style-name="ce25" office:value-type="float" office:value="2917" calcext:value-type="float">
            <text:p><text:s text:c="3"/>2,917</text:p>
          </table:table-cell>
          <table:table-cell table:style-name="ce25" office:value-type="float" office:value="7970" calcext:value-type="float">
            <text:p><text:s text:c="3"/>7,970</text:p>
          </table:table-cell>
          <table:table-cell table:style-name="ce25" office:value-type="float" office:value="400" calcext:value-type="float">
            <text:p><text:s text:c="3"/>400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745" calcext:value-type="float">
            <text:p><text:s text:c="3"/>3,745</text:p>
          </table:table-cell>
          <table:table-cell table:style-name="ce25" office:value-type="float" office:value="44937" calcext:value-type="float">
            <text:p><text:s text:c="3"/>44,937</text:p>
          </table:table-cell>
          <table:table-cell table:style-name="ce25" office:value-type="float" office:value="1428" calcext:value-type="float">
            <text:p><text:s text:c="3"/>1,428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5" office:value-type="float" office:value="85582" calcext:value-type="float">
            <text:p><text:s text:c="3"/>85,582</text:p>
          </table:table-cell>
          <table:table-cell table:style-name="ce25" office:value-type="float" office:value="2305" calcext:value-type="float">
            <text:p><text:s text:c="3"/>2,305</text:p>
          </table:table-cell>
          <table:table-cell table:style-name="ce25" office:value-type="float" office:value="8850" calcext:value-type="float">
            <text:p><text:s text:c="3"/>8,850</text:p>
          </table:table-cell>
          <table:table-cell table:style-name="ce25" office:value-type="float" office:value="5053" calcext:value-type="float">
            <text:p><text:s text:c="3"/>5,053</text:p>
          </table:table-cell>
          <table:table-cell table:style-name="ce25" office:value-type="float" office:value="4451" calcext:value-type="float">
            <text:p><text:s text:c="3"/>4,451</text:p>
          </table:table-cell>
          <table:table-cell table:style-name="ce25" office:value-type="float" office:value="3731" calcext:value-type="float">
            <text:p><text:s text:c="3"/>3,731</text:p>
          </table:table-cell>
          <table:table-cell table:style-name="ce25" office:value-type="float" office:value="1952" calcext:value-type="float">
            <text:p><text:s text:c="3"/>1,952</text:p>
          </table:table-cell>
          <table:table-cell table:style-name="ce25" office:value-type="float" office:value="2407" calcext:value-type="float">
            <text:p><text:s text:c="3"/>2,407</text:p>
          </table:table-cell>
          <table:table-cell table:style-name="ce25" office:value-type="float" office:value="7025" calcext:value-type="float">
            <text:p><text:s text:c="3"/>7,025</text:p>
          </table:table-cell>
          <table:table-cell table:style-name="ce25" office:value-type="float" office:value="1073" calcext:value-type="float">
            <text:p><text:s text:c="3"/>1,073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745" calcext:value-type="float">
            <text:p><text:s text:c="3"/>3,745</text:p>
          </table:table-cell>
          <table:table-cell table:style-name="ce25" office:value-type="float" office:value="44937" calcext:value-type="float">
            <text:p><text:s text:c="3"/>44,937</text:p>
          </table:table-cell>
          <table:table-cell table:style-name="ce25" office:value-type="float" office:value="35" calcext:value-type="float">
            <text:p><text:s text:c="3"/>35</text:p>
          </table:table-cell>
          <table:table-cell table:style-name="ce25" office:value-type="float" office:value="18" calcext:value-type="float">
            <text:p><text:s text:c="3"/>18</text:p>
          </table:table-cell>
          <table:table-cell table:style-name="ce29" office:value-type="float" office:value="8539" calcext:value-type="float">
            <text:p><text:s text:c="3"/>8,53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3050" calcext:value-type="float">
            <text:p><text:s text:c="3"/>43,050</text:p>
          </table:table-cell>
          <table:table-cell table:style-name="ce25" office:value-type="float" office:value="4170" calcext:value-type="float">
            <text:p><text:s text:c="3"/>4,170</text:p>
          </table:table-cell>
          <table:table-cell table:style-name="ce25" office:value-type="float" office:value="3491" calcext:value-type="float">
            <text:p><text:s text:c="3"/>3,491</text:p>
          </table:table-cell>
          <table:table-cell table:style-name="ce25" office:value-type="float" office:value="3689" calcext:value-type="float">
            <text:p><text:s text:c="3"/>3,689</text:p>
          </table:table-cell>
          <table:table-cell table:style-name="ce25" office:value-type="float" office:value="1627" calcext:value-type="float">
            <text:p><text:s text:c="3"/>1,627</text:p>
          </table:table-cell>
          <table:table-cell table:style-name="ce25" office:value-type="float" office:value="1380" calcext:value-type="float">
            <text:p><text:s text:c="3"/>1,380</text:p>
          </table:table-cell>
          <table:table-cell table:style-name="ce25" office:value-type="float" office:value="785" calcext:value-type="float">
            <text:p><text:s text:c="3"/>785</text:p>
          </table:table-cell>
          <table:table-cell table:style-name="ce25" office:value-type="float" office:value="1407" calcext:value-type="float">
            <text:p><text:s text:c="3"/>1,407</text:p>
          </table:table-cell>
          <table:table-cell table:style-name="ce25" office:value-type="float" office:value="3711" calcext:value-type="float">
            <text:p><text:s text:c="3"/>3,711</text:p>
          </table:table-cell>
          <table:table-cell table:style-name="ce25" office:value-type="float" office:value="205" calcext:value-type="float">
            <text:p><text:s text:c="3"/>205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46" calcext:value-type="float">
            <text:p><text:s text:c="3"/>1,746</text:p>
          </table:table-cell>
          <table:table-cell table:style-name="ce25" office:value-type="float" office:value="20355" calcext:value-type="float">
            <text:p><text:s text:c="3"/>20,355</text:p>
          </table:table-cell>
          <table:table-cell table:style-name="ce25" office:value-type="float" office:value="481" calcext:value-type="float">
            <text:p><text:s text:c="3"/>481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39554" calcext:value-type="float">
            <text:p><text:s text:c="3"/>39,554</text:p>
          </table:table-cell>
          <table:table-cell table:style-name="ce25" office:value-type="float" office:value="1124" calcext:value-type="float">
            <text:p><text:s text:c="3"/>1,124</text:p>
          </table:table-cell>
          <table:table-cell table:style-name="ce25" office:value-type="float" office:value="4127" calcext:value-type="float">
            <text:p><text:s text:c="3"/>4,127</text:p>
          </table:table-cell>
          <table:table-cell table:style-name="ce25" office:value-type="float" office:value="2232" calcext:value-type="float">
            <text:p><text:s text:c="3"/>2,232</text:p>
          </table:table-cell>
          <table:table-cell table:style-name="ce25" office:value-type="float" office:value="2118" calcext:value-type="float">
            <text:p><text:s text:c="3"/>2,118</text:p>
          </table:table-cell>
          <table:table-cell table:style-name="ce25" office:value-type="float" office:value="1726" calcext:value-type="float">
            <text:p><text:s text:c="3"/>1,726</text:p>
          </table:table-cell>
          <table:table-cell table:style-name="ce25" office:value-type="float" office:value="959" calcext:value-type="float">
            <text:p><text:s text:c="3"/>959</text:p>
          </table:table-cell>
          <table:table-cell table:style-name="ce25" office:value-type="float" office:value="1099" calcext:value-type="float">
            <text:p><text:s text:c="3"/>1,099</text:p>
          </table:table-cell>
          <table:table-cell table:style-name="ce25" office:value-type="float" office:value="3490" calcext:value-type="float">
            <text:p><text:s text:c="3"/>3,490</text:p>
          </table:table-cell>
          <table:table-cell table:style-name="ce25" office:value-type="float" office:value="544" calcext:value-type="float">
            <text:p><text:s text:c="3"/>544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46" calcext:value-type="float">
            <text:p><text:s text:c="3"/>1,746</text:p>
          </table:table-cell>
          <table:table-cell table:style-name="ce25" office:value-type="float" office:value="20355" calcext:value-type="float">
            <text:p><text:s text:c="3"/>20,355</text:p>
          </table:table-cell>
          <table:table-cell table:style-name="ce25" office:value-type="float" office:value="21" calcext:value-type="float">
            <text:p><text:s text:c="3"/>21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43" office:value-type="float" office:value="3496" calcext:value-type="float">
            <text:p><text:s text:c="3"/>3,49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51071" calcext:value-type="float">
            <text:p><text:s text:c="3"/>51,071</text:p>
          </table:table-cell>
          <table:table-cell table:style-name="ce25" office:value-type="float" office:value="5287" calcext:value-type="float">
            <text:p><text:s text:c="3"/>5,287</text:p>
          </table:table-cell>
          <table:table-cell table:style-name="ce25" office:value-type="float" office:value="4043" calcext:value-type="float">
            <text:p><text:s text:c="3"/>4,043</text:p>
          </table:table-cell>
          <table:table-cell table:style-name="ce25" office:value-type="float" office:value="3965" calcext:value-type="float">
            <text:p><text:s text:c="3"/>3,965</text:p>
          </table:table-cell>
          <table:table-cell table:style-name="ce25" office:value-type="float" office:value="1800" calcext:value-type="float">
            <text:p><text:s text:c="3"/>1,800</text:p>
          </table:table-cell>
          <table:table-cell table:style-name="ce25" office:value-type="float" office:value="1547" calcext:value-type="float">
            <text:p><text:s text:c="3"/>1,547</text:p>
          </table:table-cell>
          <table:table-cell table:style-name="ce25" office:value-type="float" office:value="928" calcext:value-type="float">
            <text:p><text:s text:c="3"/>928</text:p>
          </table:table-cell>
          <table:table-cell table:style-name="ce25" office:value-type="float" office:value="1510" calcext:value-type="float">
            <text:p><text:s text:c="3"/>1,510</text:p>
          </table:table-cell>
          <table:table-cell table:style-name="ce25" office:value-type="float" office:value="4259" calcext:value-type="float">
            <text:p><text:s text:c="3"/>4,259</text:p>
          </table:table-cell>
          <table:table-cell table:style-name="ce25" office:value-type="float" office:value="195" calcext:value-type="float">
            <text:p><text:s text:c="3"/>195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99" calcext:value-type="float">
            <text:p><text:s text:c="3"/>1,999</text:p>
          </table:table-cell>
          <table:table-cell table:style-name="ce25" office:value-type="float" office:value="24582" calcext:value-type="float">
            <text:p><text:s text:c="3"/>24,582</text:p>
          </table:table-cell>
          <table:table-cell table:style-name="ce25" office:value-type="float" office:value="947" calcext:value-type="float">
            <text:p><text:s text:c="3"/>947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46028" calcext:value-type="float">
            <text:p><text:s text:c="3"/>46,028</text:p>
          </table:table-cell>
          <table:table-cell table:style-name="ce25" office:value-type="float" office:value="1181" calcext:value-type="float">
            <text:p><text:s text:c="3"/>1,181</text:p>
          </table:table-cell>
          <table:table-cell table:style-name="ce25" office:value-type="float" office:value="4723" calcext:value-type="float">
            <text:p><text:s text:c="3"/>4,723</text:p>
          </table:table-cell>
          <table:table-cell table:style-name="ce25" office:value-type="float" office:value="2821" calcext:value-type="float">
            <text:p><text:s text:c="3"/>2,821</text:p>
          </table:table-cell>
          <table:table-cell table:style-name="ce25" office:value-type="float" office:value="2333" calcext:value-type="float">
            <text:p><text:s text:c="3"/>2,333</text:p>
          </table:table-cell>
          <table:table-cell table:style-name="ce25" office:value-type="float" office:value="2005" calcext:value-type="float">
            <text:p><text:s text:c="3"/>2,005</text:p>
          </table:table-cell>
          <table:table-cell table:style-name="ce25" office:value-type="float" office:value="993" calcext:value-type="float">
            <text:p><text:s text:c="3"/>993</text:p>
          </table:table-cell>
          <table:table-cell table:style-name="ce25" office:value-type="float" office:value="1308" calcext:value-type="float">
            <text:p><text:s text:c="3"/>1,308</text:p>
          </table:table-cell>
          <table:table-cell table:style-name="ce25" office:value-type="float" office:value="3535" calcext:value-type="float">
            <text:p><text:s text:c="3"/>3,535</text:p>
          </table:table-cell>
          <table:table-cell table:style-name="ce25" office:value-type="float" office:value="529" calcext:value-type="float">
            <text:p><text:s text:c="3"/>529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99" calcext:value-type="float">
            <text:p><text:s text:c="3"/>1,999</text:p>
          </table:table-cell>
          <table:table-cell table:style-name="ce25" office:value-type="float" office:value="24582" calcext:value-type="float">
            <text:p><text:s text:c="3"/>24,582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44" office:value-type="float" office:value="5043" calcext:value-type="float">
            <text:p><text:s text:c="3"/>5,04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8177" calcext:value-type="float">
            <text:p>18,177</text:p>
          </table:table-cell>
          <table:table-cell table:style-name="ce26" office:value-type="float" office:value="2360" calcext:value-type="float">
            <text:p>2,36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108" calcext:value-type="float">
            <text:p>5,108</text:p>
          </table:table-cell>
          <table:table-cell table:style-name="ce26" office:value-type="float" office:value="1112" calcext:value-type="float">
            <text:p>1,112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1554" calcext:value-type="float">
            <text:p>1,554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649" calcext:value-type="float">
            <text:p>6,649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644" calcext:value-type="float">
            <text:p>14,644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30" calcext:value-type="float">
            <text:p>3,030</text:p>
          </table:table-cell>
          <table:table-cell table:style-name="ce26" office:value-type="float" office:value="1757" calcext:value-type="float">
            <text:p>1,757</text:p>
          </table:table-cell>
          <table:table-cell table:style-name="ce26" office:value-type="float" office:value="386" calcext:value-type="float">
            <text:p>386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1642" calcext:value-type="float">
            <text:p>1,642</text:p>
          </table:table-cell>
          <table:table-cell table:style-name="ce26" office:value-type="float" office:value="235" calcext:value-type="float">
            <text:p>23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649" calcext:value-type="float">
            <text:p>6,64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3533" calcext:value-type="float">
            <text:p>3,53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8319" calcext:value-type="float">
            <text:p>8,319</text:p>
          </table:table-cell>
          <table:table-cell table:style-name="ce27" office:value-type="float" office:value="1043" calcext:value-type="float">
            <text:p>1,04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455" calcext:value-type="float">
            <text:p>2,455</text:p>
          </table:table-cell>
          <table:table-cell table:style-name="ce27" office:value-type="float" office:value="521" calcext:value-type="float">
            <text:p>521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702" calcext:value-type="float">
            <text:p>702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15" calcext:value-type="float">
            <text:p>3,015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745" calcext:value-type="float">
            <text:p>6,745</text:p>
          </table:table-cell>
          <table:table-cell table:style-name="ce27" office:value-type="float" office:value="236" calcext:value-type="float">
            <text:p>23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41" calcext:value-type="float">
            <text:p>1,341</text:p>
          </table:table-cell>
          <table:table-cell table:style-name="ce27" office:value-type="float" office:value="821" calcext:value-type="float">
            <text:p>821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821" calcext:value-type="float">
            <text:p>821</text:p>
          </table:table-cell>
          <table:table-cell table:style-name="ce27" office:value-type="float" office:value="112" calcext:value-type="float">
            <text:p>1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15" calcext:value-type="float">
            <text:p>3,01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574" calcext:value-type="float">
            <text:p>1,57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9858" calcext:value-type="float">
            <text:p>9,858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899" calcext:value-type="float">
            <text:p>7,899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123" calcext:value-type="float">
            <text:p>1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959" calcext:value-type="float">
            <text:p>1,95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4023" calcext:value-type="float">
            <text:p>14,023</text:p>
          </table:table-cell>
          <table:table-cell table:style-name="ce26" office:value-type="float" office:value="2623" calcext:value-type="float">
            <text:p>2,623</text:p>
          </table:table-cell>
          <table:table-cell table:style-name="ce26" office:value-type="float" office:value="3030" calcext:value-type="float">
            <text:p>3,03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903" calcext:value-type="float">
            <text:p>903</text:p>
          </table:table-cell>
          <table:table-cell table:style-name="ce26" office:value-type="float" office:value="52" calcext:value-type="float">
            <text:p>5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115" calcext:value-type="float">
            <text:p>6,115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427" calcext:value-type="float">
            <text:p>14,427</text:p>
          </table:table-cell>
          <table:table-cell table:style-name="ce26" office:value-type="float" office:value="644" calcext:value-type="float">
            <text:p>644</text:p>
          </table:table-cell>
          <table:table-cell table:style-name="ce26" office:value-type="float" office:value="5108" calcext:value-type="float">
            <text:p>5,10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75" calcext:value-type="float">
            <text:p>775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064" calcext:value-type="float">
            <text:p>1,064</text:p>
          </table:table-cell>
          <table:table-cell table:style-name="ce26" office:value-type="float" office:value="97" calcext:value-type="float">
            <text:p>9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115" calcext:value-type="float">
            <text:p>6,115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404" calcext:value-type="float">
            <text:p><text:s/>－40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230" calcext:value-type="float">
            <text:p>6,230</text:p>
          </table:table-cell>
          <table:table-cell table:style-name="ce27" office:value-type="float" office:value="1135" calcext:value-type="float">
            <text:p>1,135</text:p>
          </table:table-cell>
          <table:table-cell table:style-name="ce27" office:value-type="float" office:value="1341" calcext:value-type="float">
            <text:p>1,34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393" calcext:value-type="float">
            <text:p>393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63" calcext:value-type="float">
            <text:p>2,763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787" calcext:value-type="float">
            <text:p>6,787</text:p>
          </table:table-cell>
          <table:table-cell table:style-name="ce27" office:value-type="float" office:value="323" calcext:value-type="float">
            <text:p>323</text:p>
          </table:table-cell>
          <table:table-cell table:style-name="ce27" office:value-type="float" office:value="2455" calcext:value-type="float">
            <text:p>2,45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74" calcext:value-type="float">
            <text:p>374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529" calcext:value-type="float">
            <text:p>529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63" calcext:value-type="float">
            <text:p>2,76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557" calcext:value-type="float">
            <text:p><text:s/>－55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7793" calcext:value-type="float">
            <text:p>7,793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52" calcext:value-type="float">
            <text:p>3,352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640" calcext:value-type="float">
            <text:p>7,640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52" calcext:value-type="float">
            <text:p>3,35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53" calcext:value-type="float">
            <text:p>153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129" calcext:value-type="float">
            <text:p>10,129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1757" calcext:value-type="float">
            <text:p>1,757</text:p>
          </table:table-cell>
          <table:table-cell table:style-name="ce26" office:value-type="float" office:value="775" calcext:value-type="float">
            <text:p>77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1262" calcext:value-type="float">
            <text:p>1,262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728" calcext:value-type="float">
            <text:p>4,728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330" calcext:value-type="float">
            <text:p>8,330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112" calcext:value-type="float">
            <text:p>1,112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133" calcext:value-type="float">
            <text:p>1,133</text:p>
          </table:table-cell>
          <table:table-cell table:style-name="ce26" office:value-type="float" office:value="130" calcext:value-type="float">
            <text:p>13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728" calcext:value-type="float">
            <text:p>4,72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799" calcext:value-type="float">
            <text:p>1,799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651" calcext:value-type="float">
            <text:p>4,651</text:p>
          </table:table-cell>
          <table:table-cell table:style-name="ce27" office:value-type="float" office:value="351" calcext:value-type="float">
            <text:p>351</text:p>
          </table:table-cell>
          <table:table-cell table:style-name="ce27" office:value-type="float" office:value="821" calcext:value-type="float">
            <text:p>821</text:p>
          </table:table-cell>
          <table:table-cell table:style-name="ce27" office:value-type="float" office:value="374" calcext:value-type="float">
            <text:p>37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35" calcext:value-type="float">
            <text:p>2,135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828" calcext:value-type="float">
            <text:p>3,828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521" calcext:value-type="float">
            <text:p>521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568" calcext:value-type="float">
            <text:p>568</text:p>
          </table:table-cell>
          <table:table-cell table:style-name="ce27" office:value-type="float" office:value="74" calcext:value-type="float">
            <text:p>7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35" calcext:value-type="float">
            <text:p>2,13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823" calcext:value-type="float">
            <text:p>82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478" calcext:value-type="float">
            <text:p>5,478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502" calcext:value-type="float">
            <text:p>4,502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976" calcext:value-type="float">
            <text:p>976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2269" calcext:value-type="float">
            <text:p>12,269</text:p>
          </table:table-cell>
          <table:table-cell table:style-name="ce26" office:value-type="float" office:value="865" calcext:value-type="float">
            <text:p>865</text:p>
          </table:table-cell>
          <table:table-cell table:style-name="ce26" office:value-type="float" office:value="386" calcext:value-type="float">
            <text:p>386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235" calcext:value-type="float">
            <text:p>2,235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486" calcext:value-type="float">
            <text:p>7,486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0701" calcext:value-type="float">
            <text:p>10,701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1494" calcext:value-type="float">
            <text:p>1,494</text:p>
          </table:table-cell>
          <table:table-cell table:style-name="ce26" office:value-type="float" office:value="112" calcext:value-type="float">
            <text:p>11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486" calcext:value-type="float">
            <text:p>7,486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1568" calcext:value-type="float">
            <text:p>1,568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495" calcext:value-type="float">
            <text:p>5,495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1046" calcext:value-type="float">
            <text:p>1,046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311" calcext:value-type="float">
            <text:p>3,311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830" calcext:value-type="float">
            <text:p>4,830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735" calcext:value-type="float">
            <text:p>735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311" calcext:value-type="float">
            <text:p>3,31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665" calcext:value-type="float">
            <text:p>66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774" calcext:value-type="float">
            <text:p>6,774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175" calcext:value-type="float">
            <text:p>4,175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871" calcext:value-type="float">
            <text:p>5,871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175" calcext:value-type="float">
            <text:p>4,17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903" calcext:value-type="float">
            <text:p>90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484" calcext:value-type="float">
            <text:p>6,484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59" calcext:value-type="float">
            <text:p>659</text:p>
          </table:table-cell>
          <table:table-cell table:style-name="ce26" office:value-type="float" office:value="647" calcext:value-type="float">
            <text:p>647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008" calcext:value-type="float">
            <text:p>4,008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850" calcext:value-type="float">
            <text:p>5,850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29" calcext:value-type="float">
            <text:p>429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95" calcext:value-type="float">
            <text:p>9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008" calcext:value-type="float">
            <text:p>4,00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634" calcext:value-type="float">
            <text:p>63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012" calcext:value-type="float">
            <text:p>3,012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304" calcext:value-type="float">
            <text:p>304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45" calcext:value-type="float">
            <text:p>1,84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86" calcext:value-type="float">
            <text:p>2,686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104" calcext:value-type="float">
            <text:p>104</text:p>
          </table:table-cell>
          <table:table-cell table:number-columns-repeated="2" table:style-name="ce27" office:value-type="float" office:value="61" calcext:value-type="float">
            <text:p>61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45" calcext:value-type="float">
            <text:p>1,84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326" calcext:value-type="float">
            <text:p>32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472" calcext:value-type="float">
            <text:p>3,472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67" calcext:value-type="float">
            <text:p>67</text:p>
          </table:table-cell>
          <table:table-cell table:number-columns-repeated="2" table:style-name="ce28" office:value-type="float" office:value="66" calcext:value-type="float">
            <text:p>6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308" calcext:value-type="float">
            <text:p>30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156" calcext:value-type="float">
            <text:p>10,156</text:p>
          </table:table-cell>
          <table:table-cell table:style-name="ce26" office:value-type="float" office:value="901" calcext:value-type="float">
            <text:p>901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429" calcext:value-type="float">
            <text:p>42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00" calcext:value-type="float">
            <text:p>1,100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14" calcext:value-type="float">
            <text:p>6,714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872" calcext:value-type="float">
            <text:p>9,872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659" calcext:value-type="float">
            <text:p>65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28" calcext:value-type="float">
            <text:p>1,128</text:p>
          </table:table-cell>
          <table:table-cell table:style-name="ce26" office:value-type="float" office:value="135" calcext:value-type="float">
            <text:p>13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14" calcext:value-type="float">
            <text:p>6,71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284" calcext:value-type="float">
            <text:p>28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582" calcext:value-type="float">
            <text:p>4,582</text:p>
          </table:table-cell>
          <table:table-cell table:style-name="ce27" office:value-type="float" office:value="418" calcext:value-type="float">
            <text:p>418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17" calcext:value-type="float">
            <text:p>517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19" calcext:value-type="float">
            <text:p>3,019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553" calcext:value-type="float">
            <text:p>4,553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50" calcext:value-type="float">
            <text:p>550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19" calcext:value-type="float">
            <text:p>3,01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29" calcext:value-type="float">
            <text:p>2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574" calcext:value-type="float">
            <text:p>5,574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319" calcext:value-type="float">
            <text:p>5,319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255" calcext:value-type="float">
            <text:p>255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1581" calcext:value-type="float">
            <text:p><text:s text:c="3"/>21,581</text:p>
          </table:table-cell>
          <table:table-cell table:style-name="ce29" office:value-type="float" office:value="1442" calcext:value-type="float">
            <text:p><text:s text:c="3"/>1,442</text:p>
          </table:table-cell>
          <table:table-cell table:style-name="ce29" office:value-type="float" office:value="1642" calcext:value-type="float">
            <text:p><text:s text:c="3"/>1,642</text:p>
          </table:table-cell>
          <table:table-cell table:style-name="ce29" office:value-type="float" office:value="1064" calcext:value-type="float">
            <text:p><text:s text:c="3"/>1,064</text:p>
          </table:table-cell>
          <table:table-cell table:style-name="ce29" office:value-type="float" office:value="1133" calcext:value-type="float">
            <text:p><text:s text:c="3"/>1,133</text:p>
          </table:table-cell>
          <table:table-cell table:style-name="ce29" office:value-type="float" office:value="1494" calcext:value-type="float">
            <text:p><text:s text:c="3"/>1,494</text:p>
          </table:table-cell>
          <table:table-cell table:style-name="ce29" office:value-type="float" office:value="480" calcext:value-type="float">
            <text:p><text:s text:c="3"/>480</text:p>
          </table:table-cell>
          <table:table-cell table:style-name="ce29" office:value-type="float" office:value="1128" calcext:value-type="float">
            <text:p><text:s text:c="3"/>1,12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4" calcext:value-type="float">
            <text:p><text:s text:c="3"/>8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742" calcext:value-type="float">
            <text:p><text:s text:c="3"/>3,742</text:p>
          </table:table-cell>
          <table:table-cell table:style-name="ce29" office:value-type="float" office:value="9060" calcext:value-type="float">
            <text:p><text:s text:c="3"/>9,060</text:p>
          </table:table-cell>
          <table:table-cell table:style-name="ce29" office:value-type="float" office:value="307" calcext:value-type="float">
            <text:p><text:s text:c="3"/>307</text:p>
          </table:table-cell>
          <table:table-cell table:style-name="ce29" office:value-type="float" office:value="5" calcext:value-type="float">
            <text:p><text:s text:c="3"/>5</text:p>
          </table:table-cell>
          <table:table-cell table:style-name="ce29" office:value-type="float" office:value="21172" calcext:value-type="float">
            <text:p><text:s text:c="3"/>21,172</text:p>
          </table:table-cell>
          <table:table-cell table:style-name="ce29" office:value-type="float" office:value="385" calcext:value-type="float">
            <text:p><text:s text:c="3"/>385</text:p>
          </table:table-cell>
          <table:table-cell table:style-name="ce29" office:value-type="float" office:value="1554" calcext:value-type="float">
            <text:p><text:s text:c="3"/>1,554</text:p>
          </table:table-cell>
          <table:table-cell table:style-name="ce29" office:value-type="float" office:value="903" calcext:value-type="float">
            <text:p><text:s text:c="3"/>903</text:p>
          </table:table-cell>
          <table:table-cell table:style-name="ce29" office:value-type="float" office:value="1262" calcext:value-type="float">
            <text:p><text:s text:c="3"/>1,262</text:p>
          </table:table-cell>
          <table:table-cell table:style-name="ce29" office:value-type="float" office:value="2235" calcext:value-type="float">
            <text:p><text:s text:c="3"/>2,235</text:p>
          </table:table-cell>
          <table:table-cell table:style-name="ce29" office:value-type="float" office:value="647" calcext:value-type="float">
            <text:p><text:s text:c="3"/>647</text:p>
          </table:table-cell>
          <table:table-cell table:style-name="ce29" office:value-type="float" office:value="1100" calcext:value-type="float">
            <text:p><text:s text:c="3"/>1,10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69" calcext:value-type="float">
            <text:p><text:s text:c="3"/>26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742" calcext:value-type="float">
            <text:p><text:s text:c="3"/>3,742</text:p>
          </table:table-cell>
          <table:table-cell table:style-name="ce29" office:value-type="float" office:value="9060" calcext:value-type="float">
            <text:p><text:s text:c="3"/>9,060</text:p>
          </table:table-cell>
          <table:table-cell table:style-name="ce29" office:value-type="float" office:value="7" calcext:value-type="float">
            <text:p><text:s text:c="3"/>7</text:p>
          </table:table-cell>
          <table:table-cell table:style-name="ce26" office:value-type="float" office:value="8" calcext:value-type="float">
            <text:p>8</text:p>
          </table:table-cell>
          <table:table-cell table:style-name="ce45" office:value-type="float" office:value="409" calcext:value-type="float">
            <text:p>409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0091" calcext:value-type="float">
            <text:p><text:s text:c="3"/>10,091</text:p>
          </table:table-cell>
          <table:table-cell table:style-name="ce30" office:value-type="float" office:value="620" calcext:value-type="float">
            <text:p><text:s text:c="3"/>620</text:p>
          </table:table-cell>
          <table:table-cell table:style-name="ce30" office:value-type="float" office:value="821" calcext:value-type="float">
            <text:p><text:s text:c="3"/>821</text:p>
          </table:table-cell>
          <table:table-cell table:style-name="ce30" office:value-type="float" office:value="529" calcext:value-type="float">
            <text:p><text:s text:c="3"/>529</text:p>
          </table:table-cell>
          <table:table-cell table:style-name="ce30" office:value-type="float" office:value="568" calcext:value-type="float">
            <text:p><text:s text:c="3"/>568</text:p>
          </table:table-cell>
          <table:table-cell table:style-name="ce30" office:value-type="float" office:value="735" calcext:value-type="float">
            <text:p><text:s text:c="3"/>735</text:p>
          </table:table-cell>
          <table:table-cell table:style-name="ce30" office:value-type="float" office:value="233" calcext:value-type="float">
            <text:p><text:s text:c="3"/>233</text:p>
          </table:table-cell>
          <table:table-cell table:style-name="ce30" office:value-type="float" office:value="550" calcext:value-type="float">
            <text:p><text:s text:c="3"/>55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4" calcext:value-type="float">
            <text:p><text:s text:c="3"/>5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44" calcext:value-type="float">
            <text:p><text:s text:c="3"/>1,744</text:p>
          </table:table-cell>
          <table:table-cell table:style-name="ce30" office:value-type="float" office:value="4172" calcext:value-type="float">
            <text:p><text:s text:c="3"/>4,172</text:p>
          </table:table-cell>
          <table:table-cell table:style-name="ce30" office:value-type="float" office:value="63" calcext:value-type="float">
            <text:p><text:s text:c="3"/>63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30" office:value-type="float" office:value="9820" calcext:value-type="float">
            <text:p><text:s text:c="3"/>9,820</text:p>
          </table:table-cell>
          <table:table-cell table:style-name="ce30" office:value-type="float" office:value="182" calcext:value-type="float">
            <text:p><text:s text:c="3"/>182</text:p>
          </table:table-cell>
          <table:table-cell table:style-name="ce30" office:value-type="float" office:value="702" calcext:value-type="float">
            <text:p><text:s text:c="3"/>702</text:p>
          </table:table-cell>
          <table:table-cell table:style-name="ce30" office:value-type="float" office:value="393" calcext:value-type="float">
            <text:p><text:s text:c="3"/>393</text:p>
          </table:table-cell>
          <table:table-cell table:style-name="ce30" office:value-type="float" office:value="600" calcext:value-type="float">
            <text:p><text:s text:c="3"/>600</text:p>
          </table:table-cell>
          <table:table-cell table:style-name="ce30" office:value-type="float" office:value="1046" calcext:value-type="float">
            <text:p><text:s text:c="3"/>1,046</text:p>
          </table:table-cell>
          <table:table-cell table:style-name="ce30" office:value-type="float" office:value="304" calcext:value-type="float">
            <text:p><text:s text:c="3"/>304</text:p>
          </table:table-cell>
          <table:table-cell table:style-name="ce30" office:value-type="float" office:value="517" calcext:value-type="float">
            <text:p><text:s text:c="3"/>51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44" calcext:value-type="float">
            <text:p><text:s text:c="3"/>1,744</text:p>
          </table:table-cell>
          <table:table-cell table:style-name="ce30" office:value-type="float" office:value="4172" calcext:value-type="float">
            <text:p><text:s text:c="3"/>4,172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27" office:value-type="float" office:value="5" calcext:value-type="float">
            <text:p>5</text:p>
          </table:table-cell>
          <table:table-cell table:style-name="ce46" office:value-type="float" office:value="271" calcext:value-type="float">
            <text:p>27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1490" calcext:value-type="float">
            <text:p><text:s text:c="3"/>11,490</text:p>
          </table:table-cell>
          <table:table-cell table:style-name="ce31" office:value-type="float" office:value="822" calcext:value-type="float">
            <text:p><text:s text:c="3"/>822</text:p>
          </table:table-cell>
          <table:table-cell table:style-name="ce31" office:value-type="float" office:value="821" calcext:value-type="float">
            <text:p><text:s text:c="3"/>821</text:p>
          </table:table-cell>
          <table:table-cell table:style-name="ce31" office:value-type="float" office:value="535" calcext:value-type="float">
            <text:p><text:s text:c="3"/>535</text:p>
          </table:table-cell>
          <table:table-cell table:style-name="ce31" office:value-type="float" office:value="565" calcext:value-type="float">
            <text:p><text:s text:c="3"/>565</text:p>
          </table:table-cell>
          <table:table-cell table:style-name="ce31" office:value-type="float" office:value="759" calcext:value-type="float">
            <text:p><text:s text:c="3"/>759</text:p>
          </table:table-cell>
          <table:table-cell table:style-name="ce31" office:value-type="float" office:value="247" calcext:value-type="float">
            <text:p><text:s text:c="3"/>247</text:p>
          </table:table-cell>
          <table:table-cell table:style-name="ce31" office:value-type="float" office:value="578" calcext:value-type="float">
            <text:p><text:s text:c="3"/>57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0" calcext:value-type="float">
            <text:p><text:s text:c="3"/>3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98" calcext:value-type="float">
            <text:p><text:s text:c="3"/>1,998</text:p>
          </table:table-cell>
          <table:table-cell table:style-name="ce31" office:value-type="float" office:value="4888" calcext:value-type="float">
            <text:p><text:s text:c="3"/>4,888</text:p>
          </table:table-cell>
          <table:table-cell table:style-name="ce31" office:value-type="float" office:value="244" calcext:value-type="float">
            <text:p><text:s text:c="3"/>244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1352" calcext:value-type="float">
            <text:p><text:s text:c="3"/>11,352</text:p>
          </table:table-cell>
          <table:table-cell table:style-name="ce31" office:value-type="float" office:value="203" calcext:value-type="float">
            <text:p><text:s text:c="3"/>203</text:p>
          </table:table-cell>
          <table:table-cell table:style-name="ce31" office:value-type="float" office:value="852" calcext:value-type="float">
            <text:p><text:s text:c="3"/>852</text:p>
          </table:table-cell>
          <table:table-cell table:style-name="ce31" office:value-type="float" office:value="510" calcext:value-type="float">
            <text:p><text:s text:c="3"/>510</text:p>
          </table:table-cell>
          <table:table-cell table:style-name="ce31" office:value-type="float" office:value="662" calcext:value-type="float">
            <text:p><text:s text:c="3"/>662</text:p>
          </table:table-cell>
          <table:table-cell table:style-name="ce31" office:value-type="float" office:value="1189" calcext:value-type="float">
            <text:p><text:s text:c="3"/>1,189</text:p>
          </table:table-cell>
          <table:table-cell table:style-name="ce31" office:value-type="float" office:value="343" calcext:value-type="float">
            <text:p><text:s text:c="3"/>343</text:p>
          </table:table-cell>
          <table:table-cell table:style-name="ce31" office:value-type="float" office:value="583" calcext:value-type="float">
            <text:p><text:s text:c="3"/>58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98" calcext:value-type="float">
            <text:p><text:s text:c="3"/>1,998</text:p>
          </table:table-cell>
          <table:table-cell table:style-name="ce31" office:value-type="float" office:value="4888" calcext:value-type="float">
            <text:p><text:s text:c="3"/>4,888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138" calcext:value-type="float">
            <text:p>13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55" calcext:value-type="float">
            <text:p>1,75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49" calcext:value-type="float">
            <text:p>1,64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978" calcext:value-type="float">
            <text:p>97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06" calcext:value-type="float">
            <text:p>10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43" calcext:value-type="float">
            <text:p>44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2" calcext:value-type="float">
            <text:p>3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63" calcext:value-type="float">
            <text:p>963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35" calcext:value-type="float">
            <text:p>53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74" calcext:value-type="float">
            <text:p>7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538" calcext:value-type="float">
            <text:p>2,538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01" calcext:value-type="float">
            <text:p>701</text:p>
          </table:table-cell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39" calcext:value-type="float">
            <text:p>1,93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599" calcext:value-type="float">
            <text:p>59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18" calcext:value-type="float">
            <text:p>1,21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283" calcext:value-type="float">
            <text:p>28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20" calcext:value-type="float">
            <text:p>1,32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04" calcext:value-type="float">
            <text:p>1,00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397" calcext:value-type="float">
            <text:p>39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16" calcext:value-type="float">
            <text:p>31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99" calcext:value-type="float">
            <text:p>1,699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84" calcext:value-type="float">
            <text:p>1,48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203" calcext:value-type="float">
            <text:p>203</text:p>
          </table:table-cell>
          <table:table-cell table:number-columns-repeated="2"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588" calcext:value-type="float">
            <text:p>58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15" calcext:value-type="float">
            <text:p>21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286" calcext:value-type="float">
            <text:p>28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55" calcext:value-type="float">
            <text:p>15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6" calcext:value-type="float">
            <text:p>80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302" calcext:value-type="float">
            <text:p>30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0" calcext:value-type="float">
            <text:p>6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787" calcext:value-type="float">
            <text:p>2,787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698" calcext:value-type="float">
            <text:p>1,69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597" calcext:value-type="float">
            <text:p>3,59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1698" calcext:value-type="float">
            <text:p>1,69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47" office:value-type="float" office:value="-810" calcext:value-type="float">
            <text:p><text:s/>－81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32" calcext:value-type="float">
            <text:p>1,23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-391" calcext:value-type="float">
            <text:p><text:s/>－39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974" calcext:value-type="float">
            <text:p>1,97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-419" calcext:value-type="float">
            <text:p><text:s/>－41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81" calcext:value-type="float">
            <text:p>1,18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01" calcext:value-type="float">
            <text:p><text:s/>－10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58" calcext:value-type="float">
            <text:p><text:s/>－5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63" calcext:value-type="float">
            <text:p>16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22" calcext:value-type="float">
            <text:p>1,32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00" calcext:value-type="float">
            <text:p>1,50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505" calcext:value-type="float">
            <text:p>50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78" calcext:value-type="float">
            <text:p><text:s/>－17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230" calcext:value-type="float">
            <text:p>23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97" calcext:value-type="float">
            <text:p><text:s/>－9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6" calcext:value-type="float">
            <text:p>80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275" calcext:value-type="float">
            <text:p>27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81" calcext:value-type="float">
            <text:p><text:s/>－81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08" calcext:value-type="float">
            <text:p>1,20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0" calcext:value-type="float">
            <text:p>1,25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375" calcext:value-type="float">
            <text:p>37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2" calcext:value-type="float">
            <text:p><text:s/>－4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75" calcext:value-type="float">
            <text:p>17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7" calcext:value-type="float">
            <text:p><text:s/>－1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200" calcext:value-type="float">
            <text:p>20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5" calcext:value-type="float">
            <text:p><text:s/>－2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38" calcext:value-type="float">
            <text:p>2,138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020" calcext:value-type="float">
            <text:p>1,02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22" calcext:value-type="float">
            <text:p>2,22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020" calcext:value-type="float">
            <text:p>1,0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84" calcext:value-type="float">
            <text:p><text:s/>－8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60" calcext:value-type="float">
            <text:p>46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2" calcext:value-type="float">
            <text:p><text:s/>－2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49" calcext:value-type="float">
            <text:p>1,149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2" table:style-name="ce34" office:value-type="float" office:value="30" calcext:value-type="float">
            <text:p>30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11" calcext:value-type="float">
            <text:p>1,2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560" calcext:value-type="float">
            <text:p>56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2" calcext:value-type="float">
            <text:p><text:s/>－6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41" calcext:value-type="float">
            <text:p><text:s/>－4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78" calcext:value-type="float">
            <text:p>7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" calcext:value-type="float">
            <text:p><text:s/>－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40" calcext:value-type="float">
            <text:p><text:s/>－4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604" calcext:value-type="float">
            <text:p>60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80" calcext:value-type="float">
            <text:p><text:s/>－8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39" calcext:value-type="float">
            <text:p><text:s/>－3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41" calcext:value-type="float">
            <text:p><text:s/>－4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27" calcext:value-type="float">
            <text:p>72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341" calcext:value-type="float">
            <text:p>34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213" calcext:value-type="float">
            <text:p>21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5" calcext:value-type="float">
            <text:p>4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28" calcext:value-type="float">
            <text:p>12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08" calcext:value-type="float">
            <text:p>1,708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74" calcext:value-type="float">
            <text:p>77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15" calcext:value-type="float">
            <text:p>1,51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774" calcext:value-type="float">
            <text:p>7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193" calcext:value-type="float">
            <text:p>19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62" calcext:value-type="float">
            <text:p>6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24" calcext:value-type="float">
            <text:p>924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93" calcext:value-type="float">
            <text:p>79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08" calcext:value-type="float">
            <text:p>40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31" calcext:value-type="float">
            <text:p>13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97" calcext:value-type="float">
            <text:p>2,197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903" calcext:value-type="float">
            <text:p>90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21" calcext:value-type="float">
            <text:p>1,92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903" calcext:value-type="float">
            <text:p>90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76" calcext:value-type="float">
            <text:p>27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412" calcext:value-type="float">
            <text:p>41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61" calcext:value-type="float">
            <text:p>16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45" calcext:value-type="float">
            <text:p>1,145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30" calcext:value-type="float">
            <text:p>1,03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2" table:style-name="ce34" office:value-type="float" office:value="36" calcext:value-type="float">
            <text:p>36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491" calcext:value-type="float">
            <text:p>49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15" calcext:value-type="float">
            <text:p>11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2" table:style-name="ce32" office:value-type="float" office:value="21" calcext:value-type="float">
            <text:p>2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58" calcext:value-type="float">
            <text:p>85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253" calcext:value-type="float">
            <text:p>25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5" calcext:value-type="float">
            <text:p>1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14" calcext:value-type="float">
            <text:p>11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" calcext:value-type="float">
            <text:p><text:s/>－1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39" calcext:value-type="float">
            <text:p>13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5" calcext:value-type="float">
            <text:p>2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269" calcext:value-type="float">
            <text:p>26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86" calcext:value-type="float">
            <text:p>586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84" calcext:value-type="float">
            <text:p>8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77" calcext:value-type="float">
            <text:p>17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716" calcext:value-type="float">
            <text:p>716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49" calcext:value-type="float">
            <text:p>14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05" calcext:value-type="float">
            <text:p>30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5" calcext:value-type="float">
            <text:p>9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365" calcext:value-type="float">
            <text:p>36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20" calcext:value-type="float">
            <text:p>1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24" calcext:value-type="float">
            <text:p>2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351" calcext:value-type="float">
            <text:p>35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69" calcext:value-type="float">
            <text:p>1,16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244" calcext:value-type="float">
            <text:p>24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6" calcext:value-type="float">
            <text:p>6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5" calcext:value-type="float">
            <text:p>16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93" calcext:value-type="float">
            <text:p>69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35" calcext:value-type="float">
            <text:p>13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7" calcext:value-type="float">
            <text:p>8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55" calcext:value-type="float">
            <text:p>35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09" calcext:value-type="float">
            <text:p>10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8" calcext:value-type="float">
            <text:p>7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38" calcext:value-type="float">
            <text:p>33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3" calcext:value-type="float">
            <text:p>2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" calcext:value-type="float">
            <text:p>10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3" calcext:value-type="float">
            <text:p>13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